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F00000197012484AC53F17873.png" manifest:media-type="image/png"/>
  <manifest:file-entry manifest:full-path="Pictures/100000000000015F000000A2F2119D1786F0A48D.png" manifest:media-type="image/png"/>
  <manifest:file-entry manifest:full-path="Pictures/10000000000003310000021EB97B1EB936A65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7.329cm" svg:height="10.768cm" svg:x="4cm" svg:y="3.257cm">
          <draw:image xlink:href="Pictures/100000000000028F00000197012484AC53F178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odeMCU Pinout</text:p>
          </draw:text-box>
        </draw:frame>
        <draw:frame draw:style-name="gr1" draw:text-style-name="P1" draw:layer="layout" svg:width="15.481cm" svg:height="10.27cm" svg:x="6.919cm" svg:y="3.73cm">
          <draw:image xlink:href="Pictures/10000000000003310000021EB97B1EB936A658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9.286cm" svg:height="4.285cm" svg:x="8.8cm" svg:y="5.915cm">
          <draw:image xlink:href="Pictures/100000000000015F000000A2F2119D1786F0A4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11:56:47.111005912</meta:creation-date>
    <dc:date>2021-01-03T11:47:07.185224720</dc:date>
    <meta:editing-duration>PT22M7S</meta:editing-duration>
    <meta:editing-cycles>6</meta:editing-cycles>
    <meta:generator>LibreOffice/6.1.5.2$Linux_X86_64 LibreOffice_project/10$Build-2</meta:generator>
    <meta:document-statistic meta:object-count="33"/>
  </office:meta>
</office:document-meta>
</file>